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3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.2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5.25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75cm" svg:height="1.25cm" svg:x="8.25cm" svg:y="3.25cm">
          <text:p text:style-name="P1">perso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1.25cm" svg:x="1.5cm" svg:y="6.5cm">
          <text:p text:style-name="P1">nombre: Xink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5cm" svg:height="1.25cm" svg:x="6cm" svg:y="6.5cm">
          <text:p text:style-name="P1">homb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5cm" svg:height="1.25cm" svg:x="9.5cm" svg:y="6.5cm">
          <text:p text:style-name="P1">fecha-de-nacimient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1.25cm" svg:x="15.75cm" svg:y="6.5cm">
          <text:p text:style-name="P1">ciudad: Madr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1.25cm" svg:x="5.75cm" svg:y="9cm">
          <text:p text:style-name="P1">día: 0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1.25cm" svg:x="10.5cm" svg:y="9cm">
          <text:p text:style-name="P1">mes: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1.25cm" svg:x="15.25cm" svg:y="9cm">
          <text:p text:style-name="P1">año: 2006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cm" svg:y1="4.5cm" svg:x2="10cm" svg:y2="5.25cm">
          <text:p/>
        </draw:line>
        <draw:line draw:style-name="gr4" draw:text-style-name="P2" draw:layer="layout" svg:x1="17.5cm" svg:y1="5.25cm" svg:x2="3.25cm" svg:y2="5.25cm">
          <text:p/>
        </draw:line>
        <draw:line draw:style-name="gr4" draw:text-style-name="P2" draw:layer="layout" svg:x1="3.25cm" svg:y1="6.5cm" svg:x2="3.25cm" svg:y2="5.25cm">
          <text:p/>
        </draw:line>
        <draw:line draw:style-name="gr4" draw:text-style-name="P2" draw:layer="layout" svg:x1="7.25cm" svg:y1="6.5cm" svg:x2="7.25cm" svg:y2="5.25cm">
          <text:p/>
        </draw:line>
        <draw:line draw:style-name="gr4" draw:text-style-name="P2" draw:layer="layout" svg:x1="12.25cm" svg:y1="6.5cm" svg:x2="12.25cm" svg:y2="5.25cm">
          <text:p/>
        </draw:line>
        <draw:line draw:style-name="gr4" draw:text-style-name="P2" draw:layer="layout" svg:x1="17.5cm" svg:y1="6.5cm" svg:x2="17.5cm" svg:y2="5.25cm">
          <text:p/>
        </draw:line>
        <draw:line draw:style-name="gr4" draw:text-style-name="P2" draw:layer="layout" svg:x1="12.25cm" svg:y1="9cm" svg:x2="12.25cm" svg:y2="7.75cm">
          <text:p/>
        </draw:line>
        <draw:line draw:style-name="gr4" draw:text-style-name="P2" draw:layer="layout" svg:x1="17.25cm" svg:y1="8.25cm" svg:x2="7.5cm" svg:y2="8.25cm">
          <text:p/>
        </draw:line>
        <draw:line draw:style-name="gr4" draw:text-style-name="P2" draw:layer="layout" svg:x1="7.5cm" svg:y1="9cm" svg:x2="7.5cm" svg:y2="8.25cm">
          <text:p/>
        </draw:line>
        <draw:line draw:style-name="gr4" draw:text-style-name="P2" draw:layer="layout" svg:x1="17.25cm" svg:y1="9cm" svg:x2="17.25cm" svg:y2="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1T13:56:02.475000000</meta:creation-date>
    <dc:date>2025-03-21T14:06:02.650000000</dc:date>
    <meta:editing-duration>PT10M1S</meta:editing-duration>
    <meta:editing-cycles>1</meta:editing-cycles>
    <meta:document-statistic meta:object-count="18"/>
    <meta:generator>LibreOffice/24.8.5.2$Windows_X86_64 LibreOffice_project/fddf2685c70b461e7832239a0162a77216259f22</meta:generator>
  </office:meta>
</office:document-meta>
</file>